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4.297cm" fo:min-width="6.773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ccffff" draw:textarea-horizontal-align="justify" draw:textarea-vertical-align="middle" draw:auto-grow-height="false" fo:min-height="0.388cm" fo:min-width="4.9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4.355cm" fo:min-width="6.773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cffff" draw:textarea-horizontal-align="justify" draw:textarea-vertical-align="middle" draw:auto-grow-height="false" fo:min-height="0.387cm" fo:min-width="4.951cm"/>
    </style:style>
    <style:style style:name="P1" style:family="paragraph">
      <style:paragraph-properties fo:text-align="start"/>
      <style:text-properties style:font-name="Calibri" fo:font-size="14pt" style:font-size-asian="14pt" style:font-size-complex="14pt"/>
    </style:style>
    <style:style style:name="P2" style:family="paragraph">
      <style:paragraph-properties fo:text-align="center"/>
      <style:text-properties style:font-name="Calibri" fo:font-size="12pt" style:font-size-asian="12pt" style:font-size-complex="12pt"/>
    </style:style>
    <style:style style:name="P3" style:family="paragraph">
      <loext:graphic-properties draw:fill-color="#ccffff"/>
      <style:paragraph-properties fo:text-align="center"/>
      <style:text-properties style:font-name="Calibri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Calibri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7cm" svg:height="4.581cm" svg:x="8.493cm" svg:y="7.4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1cm" svg:height="0.638cm" svg:x="9.479cm" svg:y="8.386cm">
          <text:p text:style-name="P2"><text:span text:style-name="T2">intermediate code 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1cm" svg:height="0.638cm" svg:x="9.479cm" svg:y="9.545cm">
          <text:p text:style-name="P2"><text:span text:style-name="T2">code optim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1cm" svg:height="0.638cm" svg:x="9.479cm" svg:y="10.705cm">
          <text:p text:style-name="P2"><text:span text:style-name="T2">final code generato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204cm" svg:y1="9.024cm" svg:x2="12.204cm" svg:y2="9.546cm">
          <text:p/>
        </draw:line>
        <draw:line draw:style-name="gr3" draw:text-style-name="P4" draw:layer="layout" svg:x1="12.204cm" svg:y1="10.183cm" svg:x2="12.204cm" svg:y2="10.705cm">
          <text:p/>
        </draw:line>
        <draw:custom-shape draw:style-name="gr4" draw:text-style-name="P1" draw:layer="layout" svg:width="7.307cm" svg:height="4.639cm" svg:x="5.9cm" svg:y="2.9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1cm" svg:height="0.638cm" svg:x="6.944cm" svg:y="3.886cm">
          <text:p text:style-name="P2"><text:span text:style-name="T2">lexical analysi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51cm" svg:height="0.637cm" svg:x="6.944cm" svg:y="5.046cm">
          <text:p text:style-name="P2"><text:span text:style-name="T2">syntactical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1cm" svg:height="0.638cm" svg:x="6.944cm" svg:y="6.205cm">
          <text:p text:style-name="P2"><text:span text:style-name="T2">semantic analysi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11cm" svg:y1="4.524cm" svg:x2="9.611cm" svg:y2="5.046cm">
          <text:p/>
        </draw:line>
        <draw:line draw:style-name="gr3" draw:text-style-name="P4" draw:layer="layout" svg:x1="9.611cm" svg:y1="5.683cm" svg:x2="9.611cm" svg:y2="6.2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6:10:24.718999969</meta:creation-date>
    <dc:date>2017-07-13T15:04:09.252051738</dc:date>
    <meta:editing-duration>PT12M23S</meta:editing-duration>
    <meta:editing-cycles>3</meta:editing-cycles>
    <meta:generator>LibreOffice/5.2.7.2$Linux_X86_64 LibreOffice_project/20m0$Build-2</meta:generator>
    <meta:document-statistic meta:object-count="12"/>
  </office:meta>
</office:document-meta>
</file>